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b0273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dd197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24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2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2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b0273"/>
    </style:style>
    <style:style style:name="P28" style:family="paragraph" style:parent-style-name="Standard">
      <style:text-properties officeooo:paragraph-rsid="0048ab69"/>
    </style:style>
    <style:style style:name="P29" style:family="paragraph" style:parent-style-name="Standard">
      <style:text-properties officeooo:paragraph-rsid="004b0273"/>
    </style:style>
    <style:style style:name="P30" style:family="paragraph" style:parent-style-name="Text_20_body">
      <style:text-properties officeooo:paragraph-rsid="0048ab69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fdaeb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line-height="100%"/>
      <style:text-properties officeooo:paragraph-rsid="004b0273"/>
    </style:style>
    <style:style style:name="P33" style:family="paragraph" style:parent-style-name="Text_20_body">
      <style:text-properties style:font-name="Times New Roman" fo:font-size="14pt" fo:language="uk" fo:country="UA" style:font-size-asian="14pt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  <style:style style:name="T10" style:family="text">
      <style:text-properties officeooo:rsid="004b0273"/>
    </style:style>
    <style:style style:name="T11" style:family="text">
      <style:text-properties officeooo:rsid="004cf7a1" style:font-size-complex="14pt" style:font-weight-complex="bold"/>
    </style:style>
    <style:style style:name="T12" style:family="text">
      <style:text-properties officeooo:rsid="004fdaeb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2"><text:span text:style-name="T2">ПОГОДЖЕНО<text:tab/><text:tab/><text:tab/><text:tab/><text:tab/><text:tab/><text:tab/><text:tab/><text:tab/><text:tab/><text:tab/><text:tab/><text:tab/><text:tab/><text:tab/><text:tab/><text:tab/>ЗАТВЕРДЖЕНО</text:span></text:p>
      <text:p text:style-name="P9"><text:span text:style-name="T4">Заступник</text:span> директора _________ <text:span text:style-name="T10">О</text:span>.<text:span text:style-name="T10">М</text:span>. <text:span text:style-name="T10">Невтира</text:span>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9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9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23"/>
      <text:p text:style-name="P23"/>
      <text:p text:style-name="P23"/>
      <text:p text:style-name="P23"/>
      <text:p text:style-name="P23"/>
      <text:p text:style-name="P15">Календарно-тематичне планування з <text:span text:style-name="T7">і</text:span>нформатики </text:p>
      <text:p text:style-name="P31">Факультативний курс за вибором </text:p>
      <text:p text:style-name="P16"><text:span text:style-name="T11">“Основи </text:span><text:span text:style-name="T12">апаратного та програмного забезпечення</text:span><text:span text:style-name="T11">”</text:span> для <text:span text:style-name="T8">11</text:span> класів</text:p>
      <text:p text:style-name="P15"><text:span text:style-name="T4">в</text:span>читель Трубіцина А.Л.</text:p>
      <text:p text:style-name="P15">201<text:span text:style-name="T4">7</text:span>-201<text:span text:style-name="T4">8</text:span> н.р.</text:p>
      <text:p text:style-name="P17"/>
      <text:p text:style-name="P20"/>
      <text:p text:style-name="P20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23"/>
      <text:p text:style-name="P2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3"><text:tab/><text:tab/>протокол № _____ від ___________ р.</text:p>
      <text:p text:style-name="P3"><text:tab/><text:tab/>кер. <text:span text:style-name="T6">Ш</text:span>МО _________________ В.В. Маляренко </text:p>
      <text:p text:style-name="P3"/>
      <text:p text:style-name="P29"/>
      <text:p text:style-name="P2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1-24T17:24:15.922469039</dc:date>
    <meta:editing-duration>PT1H34M39S</meta:editing-duration>
    <meta:editing-cycles>26</meta:editing-cycles>
    <meta:generator>LibreOffice/5.4.4.2$Linux_X86_64 LibreOffice_project/40m0$Build-2</meta:generator>
    <meta:document-statistic meta:table-count="0" meta:image-count="0" meta:object-count="0" meta:page-count="1" meta:paragraph-count="12" meta:word-count="60" meta:character-count="523" meta:non-whitespace-character-count="415"/>
  </office:meta>
</office:document-meta>
</file>